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80eb2" officeooo:paragraph-rsid="00180e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sample document to create chang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6:37:09.867259806</meta:creation-date>
    <dc:title>cvchandout</dc:title>
    <meta:editing-duration>PT29S</meta:editing-duration>
    <meta:editing-cycles>2</meta:editing-cycles>
    <meta:generator>LibreOffice/5.0.5.2$Linux_x86 LibreOffice_project/00m0$Build-2</meta:generator>
    <meta:initial-creator>Vidyaratha Kissoon</meta:initial-creator>
    <dc:date>2016-11-29T16:37:37.137747623</dc:date>
    <dc:creator>Vidyaratha Kissoon</dc:creator>
    <meta:document-statistic meta:table-count="0" meta:image-count="0" meta:object-count="0" meta:page-count="1" meta:paragraph-count="2" meta:word-count="9" meta:character-count="44" meta:non-whitespace-character-count="37"/>
    <meta:template xlink:type="simple" xlink:actuate="onRequest" xlink:title="cvchandout" xlink:href="../../.config/libreoffice/4/user/template/cvchandout.ott" meta:date="2016-11-29T16:37:08.576065796"/>
  </office:meta>
</office:document-meta>
</file>